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  <style:font-face style:name="Rouge Script" svg:font-family="'Rouge Script', sans-serif"/>
    <style:font-face style:name="Solway" svg:font-family="Solway, sans-serif"/>
    <style:font-face style:name="var e-global-typography-accent-font-family" svg:font-family="'var e-global-typography-accent-font-family', Sans-serif"/>
    <style:font-face style:name="var e-global-typography-primary-font-family" svg:font-family="'var e-global-typography-primary-font-family', Sans-serif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variant="normal" fo:text-transform="none" fo:color="#202124" loext:opacity="100%" style:font-name="Roboto" fo:font-size="11pt" fo:letter-spacing="normal" fo:font-style="normal" fo:font-weight="normal" officeooo:rsid="000648c3" officeooo:paragraph-rsid="0018d6b3" fo:background-color="#faf9f8" style:font-size-asian="11pt" style:font-size-complex="11pt" loext:padding="0cm" loext:border="none"/>
    </style:style>
    <style:style style:name="P16" style:family="paragraph" style:parent-style-name="Heading_20_3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7" style:family="paragraph" style:parent-style-name="Heading_20_3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Roboto" fo:font-size="11pt" style:text-underline-style="none" fo:font-weight="bold" officeooo:rsid="000648c3" style:font-size-asian="11pt" style:font-size-complex="11pt" loext:padding="0cm" loext:border="none"/>
    </style:style>
    <style:style style:name="P18" style:family="paragraph" style:parent-style-name="Heading_20_3">
      <style:paragraph-properties fo:margin-top="0.101cm" fo:margin-bottom="0.101cm" style:contextual-spacing="false" fo:line-height="100%" fo:text-align="end" style:justify-single-word="false"/>
      <style:text-properties fo:color="#000000" loext:opacity="100%" style:font-name="Roboto" fo:font-size="11pt" style:text-underline-style="none" fo:font-weight="bold" officeooo:rsid="000648c3" officeooo:paragraph-rsid="001e6278" style:font-size-asian="11pt" style:font-weight-asian="bold" style:font-size-complex="11pt" style:font-weight-complex="bold"/>
    </style:style>
    <style:style style:name="P19" style:family="paragraph" style:parent-style-name="Heading_20_3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padding="0cm" fo:border="none"/>
      <style:text-properties fo:color="#000000" loext:opacity="100%" style:font-name="Roboto" fo:font-size="11pt" style:text-underline-style="none" fo:font-weight="bold" officeooo:rsid="000648c3" officeooo:paragraph-rsid="001e6278" style:font-size-asian="11pt" style:font-weight-asian="bold" style:font-size-complex="11pt" style:font-weight-complex="bold" loext:padding="0cm" loext:border="none"/>
    </style:style>
    <style:style style:name="P20" style:family="paragraph" style:parent-style-name="Heading_20_4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Roboto" fo:font-size="11pt" fo:letter-spacing="normal" fo:font-style="normal" style:text-underline-style="none" fo:font-weight="bold" officeooo:rsid="000648c3" style:text-blinking="false" style:font-size-asian="11pt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e6278" style:font-size-asian="11pt" style:font-size-complex="11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style:text-underline-style="none" officeooo:paragraph-rsid="0005623a" style:font-size-asian="11pt" style:font-size-complex="11pt"/>
    </style:style>
    <style:style style:name="P2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8d6b3" officeooo:paragraph-rsid="0018d6b3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margin-left="0.741cm" fo:margin-right="0.741cm" fo:margin-top="0cm" fo:margin-bottom="0.247cm" style:contextual-spacing="false" fo:text-indent="0cm" style:auto-text-indent="false"/>
      <style:text-properties fo:color="#000000" loext:opacity="100%" style:font-name="Roboto" fo:font-size="11pt" style:text-underline-style="none" officeooo:rsid="000648c3" style:font-size-asian="11pt" style:font-size-complex="11pt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8c3" style:font-weight-asian="bold" style:font-weight-complex="bold"/>
    </style:style>
    <style:style style:name="T4" style:family="text">
      <style:text-properties fo:font-weight="bold" officeooo:rsid="0011a7a5" style:font-weight-asian="bold" style:font-weight-complex="bold"/>
    </style:style>
    <style:style style:name="T5" style:family="text">
      <style:text-properties fo:font-weight="bold" officeooo:rsid="0017613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08bdac"/>
    </style:style>
    <style:style style:name="T9" style:family="text">
      <style:text-properties officeooo:rsid="0008be47"/>
    </style:style>
    <style:style style:name="T10" style:family="text">
      <style:text-properties officeooo:rsid="000964b7"/>
    </style:style>
    <style:style style:name="T11" style:family="text">
      <style:text-properties officeooo:rsid="0009ec85"/>
    </style:style>
    <style:style style:name="T12" style:family="text">
      <style:text-properties officeooo:rsid="000a48f5"/>
    </style:style>
    <style:style style:name="T13" style:family="text">
      <style:text-properties officeooo:rsid="000bd3b9"/>
    </style:style>
    <style:style style:name="T14" style:family="text">
      <style:text-properties officeooo:rsid="000e5ce3"/>
    </style:style>
    <style:style style:name="T15" style:family="text">
      <style:text-properties officeooo:rsid="0011a7a5"/>
    </style:style>
    <style:style style:name="T16" style:family="text">
      <style:text-properties officeooo:rsid="001422df"/>
    </style:style>
    <style:style style:name="T17" style:family="text">
      <style:text-properties officeooo:rsid="00145b75"/>
    </style:style>
    <style:style style:name="T18" style:family="text">
      <style:text-properties officeooo:rsid="00176135"/>
    </style:style>
    <style:style style:name="T19" style:family="text">
      <style:text-properties officeooo:rsid="001c98b1"/>
    </style:style>
    <style:style style:name="T20" style:family="text">
      <style:text-properties fo:color="#ffffff" loext:opacity="100%" style:font-name="var e-global-typography-accent-font-family" style:text-underline-style="solid" style:text-underline-width="auto" style:text-underline-color="font-color" fo:background-color="#0a66c2" loext:char-shading-value="0" loext:padding="0cm" loext:border="none"/>
    </style:style>
    <style:style style:name="T21" style:family="text">
      <style:text-properties style:font-name="var e-global-typography-accent-font-family" style:text-underline-style="solid" style:text-underline-width="auto" style:text-underline-color="font-color" fo:background-color="#0a66c2" loext:char-shading-value="0" loext:padding="0cm" loext:border="none"/>
    </style:style>
    <style:style style:name="T22" style:family="text">
      <style:text-properties fo:color="#000000" loext:opacity="100%" style:font-name="var e-global-typography-accent-font-family" style:text-underline-style="solid" style:text-underline-width="auto" style:text-underline-color="font-color" fo:background-color="#0a66c2" loext:char-shading-value="0" loext:padding="0cm" loext:border="none"/>
    </style:style>
    <style:style style:name="T23" style:family="text">
      <style:text-properties fo:color="#000000" loext:opacity="100%" style:text-underline-style="solid" style:text-underline-width="auto" style:text-underline-color="font-color" fo:background-color="#0a66c2" loext:char-shading-value="0" loext:padding="0cm" loext:border="none"/>
    </style:style>
    <style:style style:name="T24" style:family="text">
      <style:text-properties fo:color="#000000" loext:opacity="100%" style:font-name="Roboto" fo:font-size="11pt" style:text-underline-style="solid" style:text-underline-width="auto" style:text-underline-color="font-color" officeooo:rsid="000648c3" fo:background-color="#0a66c2" loext:char-shading-value="0" style:font-size-asian="11pt" style:font-size-complex="11pt" loext:padding="0cm" loext:border="none"/>
    </style:style>
    <style:style style:name="T25" style:family="text">
      <style:text-properties fo:color="#000000" loext:opacity="100%" style:font-name="Roboto" fo:font-size="11pt" officeooo:rsid="000648c3" fo:background-color="#0a66c2" loext:char-shading-value="0" style:font-size-asian="11pt" style:font-size-complex="11pt" loext:padding="0cm" loext:border="none"/>
    </style:style>
    <style:style style:name="T26" style:family="text">
      <style:text-properties fo:color="#000000" loext:opacity="100%" style:font-name="Roboto" fo:font-size="11pt" style:text-underline-style="none" officeooo:rsid="000648c3" fo:background-color="#0a66c2" loext:char-shading-value="0" style:font-size-asian="11pt" style:font-size-complex="11pt" loext:padding="0cm" loext:border="none"/>
    </style:style>
    <style:style style:name="T27" style:family="text">
      <style:text-properties officeooo:rsid="001e627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4">23 rue René Bibaut</text:p>
        <text:p text:style-name="P5">60210 GRANDVILLIERS</text:p>
        <text:p text:style-name="P9"><text:span text:style-name="T1">Téléphone</text:span> : 06 <text:span text:style-name="T1">74 72 36 01</text:span></text:p>
        <text:p text:style-name="P6"><text:span text:style-name="T1">E-mail : alek6.don@gmail.com</text:span> </text:p>
        <text:p text:style-name="P14"/>
        <text:p text:style-name="P3"/>
        <text:p text:style-name="P3"/>
        <text:p text:style-name="P23">Spot My Web</text:p>
        <text:h text:style-name="P18" text:outline-level="3">Clément Enjolras</text:h>
        <text:h text:style-name="P19" text:outline-level="3">Arthur Hyest</text:h>
        <text:p text:style-name="P15">27 Av. Victor Hugo</text:p>
        <text:p text:style-name="P15">60000 Beauvais</text:p>
        <text:p text:style-name="P6"/>
        <text:p text:style-name="P6"/>
        <text:p text:style-name="P6"/>
      </text:section>
      <text:p text:style-name="P13"/>
      <text:p text:style-name="P22">Le <text:span text:style-name="T13">28/11/2022</text:span> </text:p>
      <text:h text:style-name="P16" text:outline-level="3"/>
      <text:p text:style-name="P13"><text:span text:style-name="T6">Objet</text:span><text:span text:style-name="T7"> :</text:span> <text:span text:style-name="T14">recherche de stage non rémunéré</text:span> </text:p>
      <text:p text:style-name="P13"/>
      <text:p text:style-name="P13"/>
      <text:p text:style-name="P6">Monsieur <text:span text:style-name="T27">Enjolras, Monsieur Hyest</text:span>, </text:p>
      <text:p text:style-name="P6"/>
      <text:p text:style-name="P6">Je vous adresse ma candidature pour un stage qui aura lieu du <text:span text:style-name="T1">13 février</text:span> au <text:span text:style-name="T1">5 mai</text:span> 20<text:span text:style-name="T1">2</text:span><text:span text:style-name="T19">3</text:span> afin de rejoindre vos équipes. <text:span text:style-name="T15">Veuillez noter que ce stage n’engendrera </text:span><text:span text:style-name="T4">aucun coût de votre part</text:span>. </text:p>
      <text:p text:style-name="P6"/>
      <text:p text:style-name="P7"><text:span text:style-name="T11">Je sui</text:span><text:span text:style-name="T12">s</text:span><text:span text:style-name="T11"> actuellement en</text:span> formation de «<text:span text:style-name="T2">Concepteur Développeur </text:span><text:span text:style-name="T3">d’Applications</text:span>» auprès de l’AFPA à Amiens (80) en vue d’obtenir un diplôme de niveau II (Bac +3/4). </text:p>
      <text:p text:style-name="P7">Après <text:span text:style-name="T1">8</text:span> ans d’activité commerciale dont <text:span text:style-name="T1">4</text:span> années dans le <text:span text:style-name="T1">Marketing</text:span>, j’<text:span text:style-name="T15">ai l’opportunité de</text:span> donner une nouvelle orientation à ma carrière <text:span text:style-name="T1">en rejoignant, </text:span><text:span text:style-name="T16">plein d’enthousiasme, </text:span><text:span text:style-name="T1">ma vocation initiale</text:span>. </text:p>
      <text:p text:style-name="P6"/>
      <text:p text:style-name="P6">Aujourd'hui, je souhaite rejoindre une équipe dynamique avec laquelle je pourrais mettre à profit mes nouvelles compétences <text:span text:style-name="T17">ainsi que </text:span>mes qualités relationnelles, <text:span text:style-name="T17">d’analyse</text:span> et d'organisation <text:span text:style-name="T17">acquises au cours de mes expériences professionnelles</text:span>. </text:p>
      <text:p text:style-name="P6"/>
      <text:p text:style-name="P10">Vous maîtrisez des technologies que j’<text:span text:style-name="T18">aspire à approfondir</text:span>, <text:span text:style-name="T8">et vous proposez de</text:span><text:span text:style-name="T18">s</text:span><text:span text:style-name="T8"> solutions </text:span><text:span text:style-name="T18">sur-mesure pour</text:span><text:span text:style-name="T9"> vos clients </text:span><text:span text:style-name="T18">en passant par </text:span><text:span text:style-name="T5">Wordpress</text:span><text:span text:style-name="T9">, </text:span><text:span text:style-name="T10">ce qui m’intéresse d’autant plus.</text:span></text:p>
      <text:p text:style-name="P11"/>
      <text:p text:style-name="P12">C’est pourquoi j’ai le sentiment que ma formation et mon profil vous <text:span text:style-name="T12">seront</text:span> utiles, <text:span text:style-name="T8">et </text:span>qu<text:span text:style-name="T8">e notre</text:span> collaboration <text:span text:style-name="T8">sera synergique</text:span>.</text:p>
      <text:p text:style-name="P12"/>
      <text:p text:style-name="P21"><text:span text:style-name="T8">J</text:span>e vous remercie de l'attention que vous porterez à l'examen de ma demande de stage. <text:span text:style-name="T14">J</text:span>e reste à votre entière disposition pour toute information complémentaire. Dans cette attente, je vous prie d'agréer, Monsieur <text:span text:style-name="T27">Enjolras, Monsieur Hyest</text:span>, l'expression de mes salutations distinguées. </text:p>
      <text:p text:style-name="P8"/>
      <text:p text:style-name="P8"/>
      <text:p text:style-name="P8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  <style:font-face style:name="Rouge Script" svg:font-family="'Rouge Script', sans-serif"/>
    <style:font-face style:name="Solway" svg:font-family="Solway, sans-serif"/>
    <style:font-face style:name="var e-global-typography-accent-font-family" svg:font-family="'var e-global-typography-accent-font-family', Sans-serif"/>
    <style:font-face style:name="var e-global-typography-primary-font-family" svg:font-family="'var e-global-typography-primary-font-family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9T13:17:49.787644420</dc:date>
    <meta:editing-duration>PT57M36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52" meta:character-count="1654" meta:non-whitespace-character-count="1414"/>
  </office:meta>
</office:document-meta>
</file>